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aksaman" svg:font-family="Laksaman" style:font-pitch="variable"/>
    <style:font-face style:name="Loma" svg:font-family="Loma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 style:list-style-name="L3">
      <style:graphic-properties fo:min-height="8.88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14.61cm" style:use-optimal-column-width="false"/>
    </style:style>
    <style:style style:name="ro1" style:family="table-row">
      <style:table-row-properties style:row-height="3.81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style:use-window-font-color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1pt" fo:font-style="normal" fo:text-shadow="none" style:text-underline-style="none" fo:font-weight="normal" style:letter-kerning="true" fo:background-color="transparent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oma" fo:font-size="14pt" style:font-size-asian="14pt" style:font-size-complex="14pt"/>
    </style:style>
    <style:style style:name="T7" style:family="text">
      <style:text-properties style:font-name="Laksaman" fo:font-size="14pt" style:font-size-asian="14pt" style:font-size-complex="14pt"/>
    </style:style>
    <style:style style:name="T8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senvolvimento Web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DWEI5 – Desenvolvimento Web</text:p>
            <text:p/>
            <text:p>Aula 04 –Tag DI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Organização da Págin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o organizar as divs dentro da sua página html. </text:p>
              </text:list-item>
              <text:list-item>
                <text:p>Vamos construir conjuntament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2" draw:layer="layout" svg:width="14.6cm" svg:height="15.185cm" svg:x="0cm" svg:y="0cm">
          <draw:text-box>
            <text:p><text:span text:style-name="T1">Digite o seguinte código:</text:span></text:p>
            <text:p><text:span text:style-name="T2">&lt;html&gt;</text:span></text:p>
            <text:p><text:span text:style-name="T2"><text:s text:c="2"/></text:span><text:span text:style-name="T2">&lt;head&gt;</text:span></text:p>
            <text:p><text:span text:style-name="T2"><text:s text:c="4"/></text:span><text:span text:style-name="T2">&lt;title&gt;CSS&lt;/title&gt;</text:span></text:p>
            <text:p><text:span text:style-name="T2"><text:s text:c="4"/></text:span><text:span text:style-name="T2">&lt;meta charset="utf-8"&gt;</text:span></text:p>
            <text:p><text:span text:style-name="T2"><text:s text:c="4"/></text:span><text:span text:style-name="T2">&lt;style&gt;</text:span></text:p>
            <text:p><text:span text:style-name="T1"/></text:p>
            <text:p><text:span text:style-name="T2"><text:s text:c="4"/></text:span><text:span text:style-name="T2">&lt;/style&gt;</text:span></text:p>
            <text:p><text:span text:style-name="T2"><text:s text:c="2"/></text:span><text:span text:style-name="T2">&lt;/head&gt;</text:span></text:p>
            <text:p><text:span text:style-name="T2"><text:s text:c="2"/></text:span><text:span text:style-name="T2">&lt;body&gt;</text:span></text:p>
            <text:p><text:span text:style-name="T2"><text:s text:c="4"/></text:span><text:span text:style-name="T2">&lt;div id="corpo"&gt;</text:span></text:p>
            <text:p><text:span text:style-name="T2"><text:s text:c="6"/></text:span><text:span text:style-name="T2">&lt;div id="bloco1"&gt;</text:span></text:p>
            <text:p><text:span text:style-name="T2"><text:s text:c="8"/></text:span><text:span text:style-name="T2">&lt;p&gt; Bloco 1 &lt;/p&gt;</text:span></text:p>
            <text:p><text:span text:style-name="T2"><text:s text:c="6"/></text:span><text:span text:style-name="T2">&lt;/div&gt;</text:span></text:p>
            <text:p><text:span text:style-name="T2"><text:s text:c="6"/></text:span><text:span text:style-name="T2">&lt;div id="bloco2"&gt;</text:span></text:p>
            <text:p><text:span text:style-name="T2"><text:s text:c="8"/></text:span><text:span text:style-name="T2">&lt;p&gt; Bloco 2 &lt;/p&gt;</text:span></text:p>
            <text:p><text:span text:style-name="T2"><text:s text:c="6"/></text:span><text:span text:style-name="T2">&lt;/div&gt;</text:span></text:p>
            <text:p><text:span text:style-name="T2"><text:s text:c="6"/></text:span><text:span text:style-name="T2">&lt;div id="bloco3"&gt;</text:span></text:p>
            <text:p><text:span text:style-name="T2"><text:s text:c="8"/></text:span><text:span text:style-name="T2">&lt;p&gt; Bloco 3 &lt;/p&gt;</text:span></text:p>
            <text:p><text:span text:style-name="T2"><text:s text:c="6"/></text:span><text:span text:style-name="T2">&lt;/div&gt;</text:span></text:p>
            <text:p><text:span text:style-name="T2"><text:s text:c="6"/></text:span><text:span text:style-name="T2">&lt;div id="bloco4"&gt;</text:span></text:p>
            <text:p><text:span text:style-name="T2"><text:s text:c="9"/></text:span><text:span text:style-name="T2">&lt;p&gt; Bloco 4&lt;/p&gt;</text:span></text:p>
            <text:p><text:span text:style-name="T2"><text:s text:c="6"/></text:span><text:span text:style-name="T2">&lt;/div&gt;</text:span></text:p>
            <text:p><text:span text:style-name="T2"><text:s text:c="6"/></text:span><text:span text:style-name="T2">&lt;div id="bloco5"&gt;</text:span></text:p>
            <text:p><text:span text:style-name="T2"><text:s text:c="8"/></text:span><text:span text:style-name="T2">&lt;p&gt; Bloco 5 &lt;/p&gt;</text:span></text:p>
            <text:p><text:span text:style-name="T2"><text:s text:c="6"/></text:span><text:span text:style-name="T2">&lt;/div&gt;</text:span></text:p>
            <text:p><text:span text:style-name="T2"><text:s text:c="4"/></text:span><text:span text:style-name="T2">&lt;/div&gt;</text:span></text:p>
            <text:p><text:span text:style-name="T2"><text:s text:c="2"/></text:span><text:span text:style-name="T2">&lt;/body&gt;</text:span></text:p>
            <text:p><text:span text:style-name="T2">&lt;/html&gt;</text:span></text:p>
          </draw:text-box>
        </draw:frame>
        <draw:frame draw:style-name="gr3" draw:text-style-name="P3" draw:layer="layout" svg:width="11cm" svg:height="1.673cm" svg:x="16.4cm" svg:y="1cm">
          <draw:text-box>
            <text:p>div versao1.html</text:p>
            <text:p>div versao2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Referências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3">Lista de cores para html</text:span><text:span text:style-name="T4">: <text:s/></text:span><text:span text:style-name="T5"><text:a xlink:href="http://www.w3.org/TR/css3-color/#svg-color" xlink:type="simple">http://www.w3.org/TR/css3-color/#svg-color</text:a>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xercício – Continuação da Página Pessoal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crescente classes na sua página pessoal. </text:p>
                <text:list>
                  <text:list-item>
                    <text:p>Pense que as seções podem ser da mesma classe. </text:p>
                  </text:list-item>
                </text:list>
              </text:list-item>
              <text:list-item>
                <text:p>Crie uma segunda página html com uma breve descrição de como você é profissionalmente. Na página principal crie um link para essa nova página.</text:p>
              </text:list-item>
              <text:list-item>
                <text:p>Mude a cor do fundo com css.</text:p>
              </text:list-item>
              <text:list-item>
                <text:p>Crie uma div ao lado da outra para colocar a sua foto.</text:p>
              </text:list-item>
              <text:list-item>
                <text:p>Em cada seção coloque um link para voltar ao início. Utilize uma imagem com o link ao invés de texto.</text:p>
              </text:list-item>
              <text:list-item>
                <text:p>Substitua a seção dados profissionais por histórico profissional. Crie um lay-out com divs onde na primeira parte da tela fique os anos que você trabalhou na empresa e na segunda o nome da empresa, sua função e uma breve descrição da função que você desemepenhava.</text:p>
                <text:p>Exemplo:</text:p>
                <text:p/>
                <text:p/>
                <text:p/>
                <text:p/>
                <text:p/>
              </text:list-item>
              <text:list-item>
                <text:p/>
                <text:p/>
              </text:list-item>
              <text:list-item>
                <text:p>Entregue essa nova versão no Edmodo. </text:p>
              </text:list-item>
            </text:list>
          </draw:text-box>
        </draw:frame>
        <draw:frame draw:style-name="standard" draw:layer="layout" svg:width="21.658cm" svg:height="3.815cm" svg:x="4.06cm" svg:y="7.9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1997 - 2010</text:p>
              </table:table-cell>
              <table:table-cell>
                <text:p><text:span text:style-name="T6">Motorola</text:span></text:p>
                <text:p><text:span text:style-name="T6">Especialista em qualidade de software</text:span></text:p>
                <text:p/>
                <text:p><text:span text:style-name="T7">Análise da qualidade de software para envio para operador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Nice to have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Seletor encadeado: Este seletor formata o link (a), que está </text:span><text:span text:style-name="T8">dentro de um strong, que está dentro de p e que por sua vez </text:span><text:span text:style-name="T8">está dentro de um DIV</text:span></text:p>
              </text:list-item>
            </text:list>
            <text:p><text:span text:style-name="T8">div p strong a {</text:span></text:p>
            <text:p><text:span text:style-name="T8"><text:s/></text:span><text:span text:style-name="T8">color: red;</text:span></text:p>
            <text:p><text:span text:style-name="T8">}</text:span></text:p>
            <text:list text:continue-numbering="true" text:style-name="L2">
              <text:list-item>
                <text:p><text:span text:style-name="T8">Seletor agrupado</text:span></text:p>
              </text:list-item>
            </text:list>
            <text:p><text:span text:style-name="T8">strong, em, span {</text:span></text:p>
            <text:p><text:span text:style-name="T8"><text:s text:c="3"/></text:span><text:span text:style-name="T8">color: red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aksaman" svg:font-family="Laksaman" style:font-pitch="variable"/>
    <style:font-face style:name="Loma" svg:font-family="Loma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6</text:page-number></text:span><text:span text:style-name="MT2">/</text:span><text:span text:style-name="MT2"><text:page-count>6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6:21:38.915945059</meta:creation-date>
    <dc:date>2018-02-22T22:42:16.256118129</dc:date>
    <meta:editing-duration>P1DT16H47S</meta:editing-duration>
    <meta:editing-cycles>102</meta:editing-cycles>
    <meta:generator>LibreOffice/5.1.6.2$Linux_X86_64 LibreOffice_project/10m0$Build-2</meta:generator>
    <meta:document-statistic meta:object-count="45"/>
  </office:meta>
</office:document-meta>
</file>